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68df0" officeooo:paragraph-rsid="00068df0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officeooo:paragraph-rsid="00068df0"/>
    </style:style>
    <style:style style:name="P3" style:family="paragraph" style:parent-style-name="Standard">
      <style:paragraph-properties fo:text-align="center" style:justify-single-word="false"/>
      <style:text-properties fo:font-size="12pt" officeooo:rsid="00068df0" officeooo:paragraph-rsid="00068df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68df0" officeooo:paragraph-rsid="00068df0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rsid="00068df0" officeooo:paragraph-rsid="00068df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68df0" officeooo:paragraph-rsid="00068df0" style:font-size-asian="12pt" style:font-size-complex="12pt"/>
    </style:style>
    <style:style style:name="T1" style:family="text">
      <style:text-properties fo:font-size="22pt" officeooo:rsid="00068df0" style:font-size-asian="22pt" style:font-size-complex="22pt"/>
    </style:style>
    <style:style style:name="T2" style:family="text">
      <style:text-properties officeooo:rsid="0007d1a5"/>
    </style:style>
    <style:style style:name="T3" style:family="text">
      <style:text-properties officeooo:rsid="00086d47"/>
    </style:style>
    <style:style style:name="T4" style:family="text">
      <style:text-properties officeooo:rsid="000981b1"/>
    </style:style>
    <style:style style:name="T5" style:family="text">
      <style:text-properties officeooo:rsid="000bb9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1</text:p>
      <text:p text:style-name="P5"/>
      <text:p text:style-name="P6"><text:s/>Um computador analógico é aquele que você precisa colocar nele a entrada e também tem que fazer o processamento dele para assim obter a saída.</text:p>
      <text:p text:style-name="P6"><text:s/>Já um computador digital é aquele no qual você coloca apenas a entrada e assim ele mesmo faz o processamento sozinho e te dá a saída. Podendo também armazenar dados e informações que você possa utilizar mais a frente.</text:p>
      <text:p text:style-name="P6"/>
      <text:p text:style-name="P6"/>
      <text:p text:style-name="P2"><text:span text:style-name="T1">Atividade 2</text:span></text:p>
      <text:p text:style-name="P3"/>
      <text:p text:style-name="P4">Geração Zero: <text:span text:style-name="T3">Na geração zero eram todos feitos a mão, computadores analógicos aonde você precisava colocar a entrada, você mesmo fazer o processamento utilizando o mesmo, para então obter a saída.</text:span></text:p>
      <text:p text:style-name="P4"/>
      <text:p text:style-name="P4">Primeira geração: <text:span text:style-name="T2">Nesta geração os computadores </text:span><text:span text:style-name="T3">usavam válvulas e</text:span><text:span text:style-name="T2"> eram <text:s/>imensos, chegando a ocupar salas inteiras assim sendo muito difícil mudá-los de local, também consumiam muita energia. Porem </text:span><text:span text:style-name="T3">eles </text:span><text:span text:style-name="T2">conseguia</text:span><text:span text:style-name="T3">m</text:span><text:span text:style-name="T2"> fazer cálculos que demorariam cerca de 20 horas em </text:span><text:span text:style-name="T3">cerca de</text:span><text:span text:style-name="T2"> 30 </text:span><text:span text:style-name="T3">segundos</text:span><text:span text:style-name="T2">.</text:span></text:p>
      <text:p text:style-name="P4"/>
      <text:p text:style-name="P4">Segunda geração: <text:span text:style-name="T3">Já nesta geração as válvulas que eram utilizadas foram substituídas por transistores, deixando assim os computadores com o custo menor, seus tamanhos também diminuirão e a sua execução era muito mais rápida que os anteriores. Com este avanço os computadores já começaram a serem comercializados.</text:span></text:p>
      <text:p text:style-name="P4"/>
      <text:p text:style-name="P4">Terceira geração: <text:span text:style-name="T4">E aqui começa a utilização de circuitos integrados feitos de silício ao invés de transistores, assim dando início ao uso de periféricos. Também foi nesta geração que ficou mais comum o uso de sistemas operacionais.</text:span></text:p>
      <text:p text:style-name="P4"/>
      <text:p text:style-name="P4">Quarta geração: <text:span text:style-name="T4">E por final a geração que vemos atualmente, os circuitos integrados foram substituídos por microprocessa</text:span><text:span text:style-name="T5">dores que deixaram assim os computadores menores, com mais velocidade e menos consumo de energia. Com a diminuição dos componentes surgem os smartphones, tablets e outros, que cabem na palma das nossas mãos, <text:s/>com acesso a internet sem precisar de um cabo para iss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9T00:48:12.959000000</meta:creation-date>
    <dc:date>2021-09-09T02:08:45.799000000</dc:date>
    <meta:editing-duration>PT27M17S</meta:editing-duration>
    <meta:editing-cycles>1</meta:editing-cycles>
    <meta:document-statistic meta:table-count="0" meta:image-count="0" meta:object-count="0" meta:page-count="1" meta:paragraph-count="9" meta:word-count="286" meta:character-count="1794" meta:non-whitespace-character-count="1513"/>
    <meta:generator>LibreOffice/7.0.0.3$Windows_X86_64 LibreOffice_project/8061b3e9204bef6b321a21033174034a5e2ea88e</meta:generator>
  </office:meta>
</office:document-meta>
</file>